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048731" officeooo:paragraph-rsid="00048731"/>
    </style:style>
    <style:style style:name="P2" style:family="paragraph" style:parent-style-name="Preformatted_20_Text">
      <style:text-properties fo:font-weight="bold"/>
    </style:style>
    <style:style style:name="P3" style:family="paragraph" style:parent-style-name="Preformatted_20_Text">
      <style:text-properties fo:font-weight="bold" officeooo:rsid="0006ee1b" officeooo:paragraph-rsid="0006ee1b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able_20_Contents">
      <style:text-properties officeooo:rsid="00048731" officeooo:paragraph-rsid="00048731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text-properties style:font-name="Liberation Serif" officeooo:paragraph-rsid="00048731"/>
    </style:style>
    <style:style style:name="P8" style:family="paragraph" style:parent-style-name="Text_20_body">
      <style:text-properties fo:font-weight="bold" officeooo:rsid="00048731" officeooo:paragraph-rsid="00048731" style:font-weight-asian="bold" style:font-weight-complex="bold"/>
    </style:style>
    <style:style style:name="P9" style:family="paragraph" style:parent-style-name="Text_20_body">
      <style:text-properties fo:font-weight="bold" officeooo:rsid="0006ee1b" officeooo:paragraph-rsid="0006ee1b" style:font-weight-asian="bold" style:font-weight-complex="bold"/>
    </style:style>
    <style:style style:name="P10" style:family="paragraph" style:parent-style-name="Text_20_body" style:list-style-name="L1">
      <style:text-properties fo:font-weight="bold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48731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48731"/>
    </style:style>
    <style:style style:name="T4" style:family="text">
      <style:text-properties officeooo:rsid="000686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acktrackingRucksackProblem: <text:span text:style-name="T4">Implementationsdiagramm</text:span></text:h>
      <text:p text:style-name="P8"/>
      <text:p text:style-name="P8">Das Rucksackproblem lässt anhand des folgenden Beispiels beschreiben: </text:p>
      <text:list text:style-name="L1">
        <text:list-item>
          <text:p text:style-name="P11">In einen Rucksack kann man 200kg laden (=ganz schön schwer...). </text:p>
        </text:list-item>
        <text:list-item>
          <text:p text:style-name="P11">Es gibt die folgenden Gewichte: 28, 57, 33, 18, 99, 42, 17, 52 </text:p>
        </text:list-item>
        <text:list-item>
          <text:p text:style-name="P10">Welche Gewichte muss man in den Rucksack laden, damit die 200kg <text:line-break/>möglichst gut ausgenutzt, aber nicht überschritten werden?</text:p>
        </text:list-item>
      </text:list>
      <text:p text:style-name="P8"/>
      <text:p text:style-name="P9">Allgemeiner Backtracking-Algorithmus:</text:p>
      <text:p text:style-name="P3"><text:span text:style-name="Source_20_Text">Teillösung ist zu Anfang leer.</text:span></text:p>
      <text:p text:style-name="Preformatted_20_Text"><text:span text:style-name="Source_20_Text">Stufe ist 0.</text:span></text:p>
      <text:p text:style-name="Preformatted_20_Text"/>
      <text:p text:style-name="P2"><text:span text:style-name="Source_20_Text">Funktion FindeLoesung (Stufe, Teillösung)</text:span></text:p>
      <text:p text:style-name="Preformatted_20_Text"><text:span text:style-name="Source_20_Text"><text:s/>1. Abbruchbedingung: Wenn die Stufe zu groß ist</text:span></text:p>
      <text:p text:style-name="Preformatted_20_Text"><text:span text:style-name="Source_20_Text"><text:s text:c="23"/>oder es keinen Teil-Lösungsschritt mehr gibt. <text:s text:c="2"/></text:span></text:p>
      <text:p text:style-name="Preformatted_20_Text"><text:span text:style-name="Source_20_Text"><text:s/>2. Abbruchbedingung: Wenn eine Lösung erreicht wurde.</text:span></text:p>
      <text:p text:style-name="Preformatted_20_Text"><text:span text:style-name="Source_20_Text"><text:s text:c="22"/>Bearbeite ggf. die Lösung! <text:s text:c="2"/></text:span></text:p>
      <text:p text:style-name="Preformatted_20_Text"><text:span text:style-name="Source_20_Text"><text:s/>3. wiederhole, solange es noch neue Teil-Lösungsschritte gibt:</text:span></text:p>
      <text:p text:style-name="Preformatted_20_Text"><text:span text:style-name="Source_20_Text"><text:s text:c="4"/>a) Wähle einen neuen Teil-Lösungsschritt. </text:span></text:p>
      <text:p text:style-name="Preformatted_20_Text"><text:span text:style-name="Source_20_Text"><text:s text:c="4"/>b) Erweitere Teillösung um Wahl. <text:s text:c="5"/></text:span></text:p>
      <text:p text:style-name="Preformatted_20_Text"><text:span text:style-name="Source_20_Text"><text:s text:c="4"/>c) rekursiver Aufruf: FindeLoesung(Stufe+1, Teillösung) </text:span></text:p>
      <text:p text:style-name="P4"><text:span text:style-name="Source_20_Text"><text:s text:c="4"/>d) Mache die Erweiterung der Teillösung rückgängig </text:span></text:p>
      <text:p text:style-name="P9"/>
      <text:p text:style-name="P8"/>
      <text:p text:style-name="P8">Implementationsdiagramm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BacktrackingRucksackProblem</text:p>
          </table:table-cell>
        </table:table-row>
        <table:table-row>
          <table:table-cell table:style-name="Tabelle1.A2" office:value-type="string">
            <text:p text:style-name="Table_20_Contents">- <text:span text:style-name="T1">gewichte: int[]</text:span></text:p>
            <text:p text:style-name="Table_20_Contents">- <text:span text:style-name="T1">maxgewicht: int <text:s text:c="15"/>// so viel darf maximal in den Rucksack rein</text:span></text:p>
            <text:p text:style-name="Table_20_Contents"/>
            <text:p text:style-name="Table_20_Contents">- <text:span text:style-name="T1">dabei: boolean[] <text:s text:c="14"/>// hier steht für jedes Gewicht, ob es aktuell im Rucksack ist.</text:span></text:p>
            <text:p text:style-name="Table_20_Contents">- <text:span text:style-name="T1">erreichtesGewicht: int <text:s text:c="5"/>// das aktuelle Gewicht des Rucksacks mit allen Gewichten aus </text:span><text:span text:style-name="T3">dabei</text:span></text:p>
            <text:p text:style-name="P6"/>
            <text:p text:style-name="P7">- <text:span text:style-name="T1">besteLoesung: boolean[] <text:s text:c="2"/>// die beste bisher gefundene Lösung</text:span></text:p>
            <text:p text:style-name="P7">- <text:span text:style-name="T1">bestesGewicht: int <text:s text:c="12"/>// das Gewicht der besten Lösung</text:span> </text:p>
          </table:table-cell>
        </table:table-row>
        <table:table-row>
          <table:table-cell table:style-name="Tabelle1.A2" office:value-type="string">
            <text:p text:style-name="P5">+ sucheBesteLoesung() <text:s text:c="22"/>// die Rahmenmethode</text:p>
            <text:p text:style-name="P5">+ sucheBesteLoesung(pStufe: int) <text:s text:c="5"/>// die rekursive Methode – zu implementieren!</text:p>
            <text:p text:style-name="P5">+ ausgeben(b: boolean[]) <text:s text:c="19"/>// gibt die Gewichte aus, die in <text:span text:style-name="T2">b</text:span> auf <text:span text:style-name="T2">true</text:span> gesetzt sind.</text:p>
            <text:p text:style-name="P5">+ dabeiArrayAusgeben() <text:s text:c="19"/>// gibt das Array dabei aus: <text:span text:style-name="T2">true</text:span> ist +, <text:span text:style-name="T2">false</text:span> ist -</text:p>
            <text:p text:style-name="P5">+ kopiereInBesteLoesung() <text:s text:c="15"/>// kopiert die Werte aus <text:span text:style-name="T2">dabei</text:span> in <text:span text:style-name="T2">besteLoesung</text:span></text:p>
            <text:p text:style-name="P5">+ berechneGewicht(p: boolean[]) <text:s text:c="6"/>// berechnet das Gesamtgewicht von allen Gewichten, </text:p>
            <text:p text:style-name="P5"><text:s text:c="60"/>// für die in <text:span text:style-name="T2">p </text:span>ein <text:span text:style-name="T2">true</text:span> eingetragen i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4:30:55.020000000</dc:date>
    <meta:editing-duration>PT19M47S</meta:editing-duration>
    <meta:editing-cycles>3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33" meta:word-count="259" meta:character-count="2073" meta:non-whitespace-character-count="1570"/>
  </office:meta>
</office:document-meta>
</file>